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fac82"/>
    </style:style>
    <style:style style:name="P2" style:family="paragraph" style:parent-style-name="Standard">
      <style:text-properties style:font-name="Calibri" fo:font-size="11pt" officeooo:paragraph-rsid="001fac82" style:font-size-asian="11pt" style:font-name-complex="Calibri1" style:font-size-complex="11pt"/>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officeooo:rsid="001366e7" style:font-size-asian="11pt" style:font-name-complex="Calibri1" style:font-size-complex="11pt"/>
    </style:style>
    <style:style style:name="T3" style:family="text">
      <style:text-properties style:font-name="Calibri" fo:font-size="11pt" officeooo:rsid="001f79c6" style:font-size-asian="11pt" style:font-name-complex="Calibri1" style:font-size-complex="11pt"/>
    </style:style>
    <style:style style:name="T4" style:family="text">
      <style:text-properties style:font-name="Calibri" fo:font-size="11pt" officeooo:rsid="001fac82" style:font-size-asian="11pt" style:font-name-complex="Calibri1" style:font-size-complex="11pt"/>
    </style:style>
    <style:style style:name="T5" style:family="text">
      <style:text-properties style:font-name="Calibri" fo:font-size="11pt" officeooo:rsid="00214fdb" style:font-size-asian="11pt" style:font-name-complex="Calibri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I</text:span><text:span text:style-name="T1"> </text:span><text:span text:style-name="T2">am</text:span><text:span text:style-name="T1"> a skilled editor with </text:span><text:span text:style-name="T3">16</text:span><text:span text:style-name="T1"> years of </text:span><text:span text:style-name="T3">collaborative working in a production environment and four years of freelance experience before that. From 2008 until 2014 I was the </text:span><text:span text:style-name="T4">principal editor at Republic Productions, where I edite</text:span><text:span text:style-name="T5">d corporate communications for clients such as SSE/SSEN, Diageo, LBG and Edinburgh City Council, to name a few.</text:span></text:p>
      <text:p text:style-name="P1" loext:marker-style-name="T1"><text:span text:style-name="T5"/></text:p>
      <text:p text:style-name="P1" loext:marker-style-name="T1"><text:span text:style-name="T4">From 2014 until November 2024 I was at </text:span><text:span text:style-name="T1">Speakeasy Productions, </text:span><text:span text:style-name="T4">where I worked on projects for diverse public and private sector clients; from charities to <text:s/>financial institutions, scientific startups to global engineering firms. I’ve cut dramas, interview-led corporate case studies, long-form documentaries, short social media clips, and more. I’m used to working in a fast-paced environment to challenging deadlines. I can work from a detailed brief but am also comfortable working entirely on my own initiative, using my many years experience to guide and shape edits from just a basic understanding of the client’s needs.</text:span></text:p>
      <text:p text:style-name="P2" loext:marker-style-name="T1"/>
      <text:p text:style-name="P1" loext:marker-style-name="T1"><text:span text:style-name="T4">While princi</text:span><text:span text:style-name="T5">p</text:span><text:span text:style-name="T4">ally experienced with Final Cut Pro, I have also used Premiere Pro and Davinci Resolve. I also have experience of Avid Media Composer. I’m comfortable with After Effects and Adobe Audition too, having used both extensively throughout my time at Speakeasy. I’m comfortable with all aspects of the post-production pipeline, </text:span><text:span text:style-name="T5">including round-tripping between various applica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17:39:55.394000000</meta:creation-date>
    <dc:date>2024-12-30T18:09:24.503000000</dc:date>
    <meta:editing-duration>PT4M16S</meta:editing-duration>
    <meta:editing-cycles>2</meta:editing-cycles>
    <meta:generator>LibreOffice/24.8.4.2$Windows_X86_64 LibreOffice_project/bb3cfa12c7b1bf994ecc5649a80400d06cd71002</meta:generator>
    <meta:document-statistic meta:table-count="0" meta:image-count="0" meta:object-count="0" meta:page-count="1" meta:paragraph-count="3" meta:word-count="206" meta:character-count="1351" meta:non-whitespace-character-count="1147"/>
  </office:meta>
</office:document-meta>
</file>